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1f3" officeooo:paragraph-rsid="001071f3"/>
    </style:style>
    <style:style style:name="P2" style:family="paragraph" style:parent-style-name="Standard">
      <style:text-properties officeooo:rsid="001071f3" officeooo:paragraph-rsid="0013cbe8"/>
    </style:style>
    <style:style style:name="P3" style:family="paragraph" style:parent-style-name="Standard">
      <style:text-properties officeooo:rsid="00111dad" officeooo:paragraph-rsid="00111dad"/>
    </style:style>
    <style:style style:name="P4" style:family="paragraph" style:parent-style-name="Standard">
      <style:text-properties officeooo:rsid="0013cbe8" officeooo:paragraph-rsid="0013cbe8"/>
    </style:style>
    <style:style style:name="P5" style:family="paragraph" style:parent-style-name="Standard">
      <style:text-properties officeooo:rsid="00158c8a" officeooo:paragraph-rsid="00158c8a"/>
    </style:style>
    <style:style style:name="T1" style:family="text">
      <style:text-properties officeooo:rsid="00111dad"/>
    </style:style>
    <style:style style:name="T2" style:family="text">
      <style:text-properties officeooo:rsid="0013cbe8"/>
    </style:style>
    <style:style style:name="T3" style:family="text">
      <style:text-properties officeooo:rsid="00141479"/>
    </style:style>
    <style:style style:name="T4" style:family="text">
      <style:text-properties officeooo:rsid="00158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расскажите о своем бэкграунде (областях, опыте) с акцентом на том, что может быть полезно вашим будущим партнерам по мастермайнду;</text:p>
      <text:p text:style-name="Standard"/>
      <text:p text:style-name="Standard">- расскажите о своих достижениях, которые считаете важными (последних или вообще);</text:p>
      <text:p text:style-name="Standard"/>
      <text:p text:style-name="Standard">- расскажите о своих актуальных проблемах/задачах/челленджах, особенно о тех, которые хотите выносить на мастермайнд;</text:p>
      <text:p text:style-name="Standard"/>
      <text:p text:style-name="Standard">- какая-то информация о вас, про которую вы думаете, что вашим будущим партнерам по мастермайнду стоит ее знать.</text:p>
      <text:p text:style-name="Standard"/>
      <text:p text:style-name="Standard">Пожалуйста, подумайте об ответах на них заранее. Учитывайте, что у вас будет ровно 2 минуты: после их истечения ведущий прервет вас, где бы вы ни остановились. Точное соблюдение временных рамок нужно для того, чтобы все участники успели рассказать о себе, но при этом мероприятие не растянулось слишком сильно и не стало тяжелым для всех.</text:p>
      <text:p text:style-name="Standard"/>
      <text:p text:style-name="P1">Я студент 4 курса факультеат математики вышки, студент 1 курса шада. Хочу помогать человечеству в решении глобальных проблем. Хочу реализовать себя в области безопасного ИИ. </text:p>
      <text:p text:style-name="P1"/>
      <text:p text:style-name="P3">бессмертие</text:p>
      <text:p text:style-name="P1"/>
      <text:p text:style-name="P1">В этом году у меня много задач, и мне нужна помощь, чтобы их отслеживать:</text:p>
      <text:p text:style-name="P1">Заниматься самообразованием – проходить курсы по RL, читать про рациональность, сингулярность, эффективный альтруизм, квантовую физику</text:p>
      <text:p text:style-name="P1">Больше влиять на людей и <text:span text:style-name="T1">практиковать рациональную коммуникацию</text:span>. Проверять свои новые убеждения на прочность</text:p>
      <text:p text:style-name="P1">Поступить в магистратуру</text:p>
      <text:p text:style-name="P3">Написать диплом</text:p>
      <text:p text:style-name="P3"/>
      <text:p text:style-name="P3">Я присваиваю ценность субъективному опыту животных и, с учетом ужасных условий на промышленных фермах, не употребляю продуктов животного происхождения.</text:p>
      <text:p text:style-name="P3"/>
      <text:p text:style-name="P3"/>
      <text:p text:style-name="P2">Я студент 4 курса факультеат математики вышки, студент 1 курса шада. <text:span text:style-name="T2">Я вижу, что 21 век обещает быть очень сложным и насыщенным для человечества, поэтому я хочу способствовать решению наших глобальных проблем. Для меня важно долгосрочное благополучие нашей цивилизации. С учетом бэкграунда, который у меня уже есть, я хочу реализовать себя в области безопасного ИИ.</text:span></text:p>
      <text:p text:style-name="P4">На этот год моя основная цйель – адекватный прог8ресс в академическом образовании и самообразовании. В академическую часть включается написание дипломной работы, окончание бакалавриата, поступление в магистраруту, успешное прохождение курсов в ШАДе. В часть самообразования включается прохождение выбранных мной релевантных онлайн-курсов по ИИ, изучение рациональности, чтение книг про то, как устроено сознание, про эа, сингулярность, <text:span text:style-name="T3">чтение scifi.</text:span></text:p>
      <text:p text:style-name="P5">Я хочу, чтобы в мире было меньше страданий. Поскльку я присваиваю ценность субъективному опыту других животных и считаю, что на промышленных фермах они содержатся в ужасных условиях, я не употребляю продукты животного происхождения.</text:p>
      <text:p text:style-name="P5">В течение прошедшего года я изучал рациональность, прошел недавний воркшоп от кочерги и могу быть вам полезен для применения рациональных техник для решения ваших проблем.</text:p>
      <text:p text:style-name="P4">Мне нужен мастермайнд, чтобы эффективнее приоритизировать свои задачи, отслеживать прогресс, вовремя корректировать стратегию развития, <text:span text:style-name="T4">развивать коммуникативные навы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09:12:57.018564341</meta:creation-date>
    <dc:date>2020-01-11T10:24:19.253208840</dc:date>
    <meta:editing-duration>PT20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94" meta:character-count="2856" meta:non-whitespace-character-count="2477"/>
  </office:meta>
</office:document-meta>
</file>